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0" style:display-name="T10">
      <style:text-properties style:font-name="DejaVu Sans Mono" fo:font-size="10pt"/>
    </style:style>
    <style:style style:family="text" style:name="T11" style:display-name="T11">
      <style:text-properties fo:color="#000000" style:font-name="DejaVu Sans Mono" fo:font-size="10pt" fo:language="en" fo:country="GB" fo:font-weight="normal"/>
    </style:style>
    <style:style style:family="text" style:name="T1" style:display-name="T1">
      <style:text-properties fo:color="#000000" style:font-name="Nimbus Sans L" fo:font-size="16pt" fo:language="en" fo:country="GB" fo:font-weight="bold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fo:color="#000000" style:font-name="Nimbus Sans L" fo:font-size="14pt" fo:language="en" fo:country="US" fo:font-weight="bold"/>
    </style:style>
    <style:style style:family="text" style:name="T4" style:display-name="T4">
      <style:text-properties fo:color="#000000" style:font-name="Liberation Serif" fo:font-size="12pt" fo:language="en" fo:country="US" fo:font-weight="normal"/>
    </style:style>
    <style:style style:family="text" style:name="T5" style:display-name="T5">
      <style:text-properties fo:color="#000000" style:font-name="Nimbus Sans L" fo:font-size="14pt" fo:language="en" fo:country="GB" fo:font-weight="bold"/>
    </style:style>
    <style:style style:family="text" style:name="T6" style:display-name="T6">
      <style:text-properties fo:color="#000000" style:font-name="Times New Roman" fo:font-size="12pt" fo:language="en" fo:country="US" fo:font-weight="normal"/>
    </style:style>
    <style:style style:family="text" style:name="T7" style:display-name="T7">
      <style:text-properties fo:color="#000000" fo:font-weight="normal" fo:text-transform="none"/>
    </style:style>
    <style:style style:family="text" style:name="T8" style:display-name="T8">
      <style:text-properties fo:color="#000000" style:font-name="DejaVu Sans Mono" fo:font-size="10pt" fo:language="en" fo:country="US" fo:font-weight="normal"/>
    </style:style>
    <style:style style:family="text" style:name="T9" style:display-name="T9">
      <style:text-properties style:font-name="DejaVu Sans Mono" fo:font-size="10pt" fo:language="en" fo:country="US" fo:font-weight="normal"/>
    </style:style>
    <style:style style:family="paragraph" style:name="P10" style:display-name="P10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DejaVu Sans Mono" fo:font-size="10pt" fo:language="en" fo:country="US" fo:font-weight="normal"/>
    </style:style>
    <style:style style:family="paragraph" style:name="P12" style:display-name="P12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</style:style>
    <style:style style:family="paragraph" style:name="P13" style:display-name="P13" style:parent-style-name="Text-body">
      <style:paragraph-properties fo:text-align="left" fo:text-indent="0.0000in" fo:line-height="100%" fo:margin-left="0.0000in" fo:margin-right="0.0000in" fo:margin-top="0.0000in" fo:margin-bottom="0.0833in" style:writing-mode="lr"/>
    </style:style>
    <style:style style:family="paragraph" style:name="P1" style:display-name="P1" style:parent-style-name="Heading-1">
      <style:paragraph-properties fo:text-align="justify"/>
      <style:text-properties fo:color="#000000" style:font-name="Nimbus Sans L" fo:font-size="16pt" fo:language="en" fo:country="GB" fo:font-weight="bold"/>
    </style:style>
    <style:style style:family="paragraph" style:name="P2" style:display-name="P2" style:parent-style-name="Normal">
      <style:paragraph-properties fo:text-align="justify" fo:text-indent="0.0000in" fo:line-height="100%" fo:margin-left="0.0000in" fo:margin-right="0.0000in" fo:margin-top="0.0000in" fo:margin-bottom="0.0000in" style:writing-mode="lr" fo:border-bottom="0.013194in solid #000000"/>
      <style:text-properties fo:color="#000000" style:font-name="Times New Roman" fo:font-size="12pt" fo:language="en" fo:country="GB" fo:font-weight="normal"/>
    </style:style>
    <style:style style:family="paragraph" style:name="P3" style:display-name="P3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GB" fo:font-weight="normal"/>
    </style:style>
    <style:style style:family="paragraph" style:name="P4" style:display-name="P4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US" fo:font-weight="bold"/>
    </style:style>
    <style:style style:family="paragraph" style:name="P5" style:display-name="P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7" style:display-name="P7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8" style:display-name="P8" style:parent-style-name="Heading-3">
      <style:paragraph-properties fo:text-align="left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9" style:display-name="P9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DejaVu Sans Mono" fo:font-size="10pt" fo:language="en" fo:country="US" fo:font-weight="normal"/>
    </style:style>
    <style:style style:family="paragraph" style:name="P16" style:display-name="P16" style:parent-style-name="Text-body">
      <style:paragraph-properties fo:text-align="left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14" style:display-name="P14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</style:style>
    <style:style style:family="paragraph" style:name="P15" style:display-name="P15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SEP #111: New input argument in st_deviation(), to match and obsolete msd()</text:span></text:p>
        <text:p text:style-name="P2"/>
        <text:p text:style-name="P3"/>
        <text:p text:style-name="P3"><text:span text:style-name="T2">Version: 1.0</text:span></text:p>
        <text:p text:style-name="P3"><text:span text:style-name="T2">Author: Paul Bignier</text:span></text:p>
        <text:p text:style-name="P3"><text:span text:style-name="T2">Review:</text:span></text:p>
        <text:p text:style-name="P3"><text:span text:style-name="T2">Commented:</text:span></text:p>
        <text:p text:style-name="P3"><text:span text:style-name="T2">State: Prototype</text:span></text:p>
        <text:p text:style-name="P3"><text:span text:style-name="T2">Scilab-Version: Scilab 5.5.0</text:span></text:p>
        <text:p text:style-name="P3"><text:span text:style-name="T2">Vote: No</text:span></text:p>
        <text:p text:style-name="P3"><text:span text:style-name="T2">Created: Oct 04th 2013</text:span></text:p>
        <text:p text:style-name="P2"/>
        <text:p text:style-name="P3"/>
        <text:p text:style-name="P4"><text:span text:style-name="T3">Abstract</text:span></text:p>
        <text:p text:style-name="P5"><text:span text:style-name="T4">The aim of this SEP is to motivate the addition of one optional input argument to the st_deviation function, which will let the user choose between the “sample” standard deviation, that is, normalized by N-1 (chosen by default), or the mean squared deviation (normalized by N).</text:span></text:p>
        <text:p text:style-name="P5"/>
        <text:p text:style-name="P6"><text:span text:style-name="T5">Rationale</text:span></text:p>
        <text:p text:style-name="P7"><text:span text:style-name="T2">Presently, there are 3 functions in Scilab to compute the standard deviation of a set of N data: st_deviation, stdev and msd.</text:span></text:p>
        <text:p text:style-name="P7"><text:span text:style-name="T2">While st_deviation and stdev are equivalent and compute the standard deviation normalized by N-1, msd normalizes by N.</text:span></text:p>
        <text:p text:style-name="P7"><text:span text:style-name="T2">So in order to merge them in st_deviation, stdev was simply rendered obsolete, and msd was replaced by a new boolean input argument “ms” to st_deviation (optional). If ms == %f (default), then the standard deviation is computed, otherwise (ms == %t), the mean squared deviation (former msd) is returned.</text:span></text:p>
        <text:p text:style-name="P7"/>
        <text:p text:style-name="P8"><text:span text:style-name="T5">Calling Sequences</text:span></text:p>
        <text:p text:style-name="P9"><text:span text:style-name="T6">The calling sequences become:</text:span></text:p>
        <text:p text:style-name="P9"><text:span text:style-name="T7"> <text:s text:c="3"/>y = st</text:span><text:span text:style-name="T8">_</text:span><text:span text:style-name="T7">deviation(x)</text:span></text:p>
        <text:p text:style-name="P9"><text:span text:style-name="T7"> <text:s text:c="3"/>y = st</text:span><text:span text:style-name="T8">_</text:span><text:span text:style-name="T7">deviation(x, 'r')</text:span></text:p>
        <text:p text:style-name="P9"><text:span text:style-name="T7"> <text:s text:c="3"/>y = st</text:span><text:span text:style-name="T8">_</text:span><text:span text:style-name="T7">deviation(x, 'c')</text:span></text:p>
        <text:p text:style-name="P9"><text:span text:style-name="T8"> <text:s text:c="3"/>y = st_deviation(x, '*', %t)</text:span></text:p>
        <text:p text:style-name="P10"><text:span text:style-name="T8"> <text:s text:c="3"/>y = st_deviation(x, 'r', %t)</text:span></text:p>
        <text:p text:style-name="P10"><text:span text:style-name="T8"> <text:s text:c="3"/>y = st_deviation(x, 'c', %t)</text:span></text:p>
        <text:p text:style-name="P10"><text:span text:style-name="T9"> <text:s text:c="3"/>y = st_deviation(x, '*', %f)</text:span></text:p>
        <text:p text:style-name="P10"><text:span text:style-name="T9"> <text:s text:c="3"/>y = st_deviation(x, 'r', %f)</text:span></text:p>
        <text:p text:style-name="P10"><text:span text:style-name="T9"> <text:s text:c="3"/>y = st_deviation(x, 'c', %f)</text:span></text:p>
        <text:p text:style-name="P11"/>
        <text:p text:style-name="P12"><text:span text:style-name="T5">Example Usage</text:span></text:p>
        <text:p text:style-name="P13"><text:span text:style-name="T10">x = matrix([5 2:8], 2, 4);</text:span></text:p>
        <text:p text:style-name="P13"><text:span text:style-name="T10">st_deviation(x, "*", %t)-3.5</text:span></text:p>
        <text:p text:style-name="P13"/>
        <text:p text:style-name="P12"><text:span text:style-name="T5">Changelog</text:span></text:p>
        <text:p text:style-name="P14"><text:span text:style-name="T2"><text:tab/></text:span><text:span text:style-name="T11">1.0 – Paul Bignier - Initial Version </text:span></text:p>
        <text:p text:style-name="P12"><text:span text:style-name="T5">Copyright</text:span></text:p>
        <text:p text:style-name="P15"><text:span text:style-name="T2"><text:tab/>This document has been placed under the license CeCILL-B.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Mono" svg:font-family="DejaVu Sans Mono"/>
    <style:font-face style:name="Nimbus Roman No9 L" svg:font-family="Nimbus Roman No9 L"/>
    <style:font-face style:name="Nimbus Sans L" svg:font-family="Nimbus Sans L"/>
    <style:font-face style:name="Courier New" svg:font-family="Courier New"/>
    <style:font-face style:name="StarSymbol" svg:font-family="StarSymbo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" style:display-name="Bullet Symbols_text_text_text_text_text_text_text_text_text_text" style:next-style-name="Bullet-Symbols-text-text-text-text-text-text-text-text-text-text">
      <style:text-properties style:font-name="OpenSymbol"/>
    </style:style>
    <style:style style:family="text" style:name="Teletype-text-text-text-text-text-text-text-text-text-text-text-text-text-text-text" style:display-name="Teletype_text_text_text_text_text_text_text_text_text_text_text_text_text_text_text" style:next-style-name="Teletype-text-text-text-text-text-text-text-text-text-text-text-text-text-text-text">
      <style:text-properties style:font-name="DejaVu Sans Mono"/>
    </style:style>
    <style:style style:family="text" style:name="Source-Text-text-text-text-text-text-text-text-text-text-text" style:display-name="Source Text_text_text_text_text_text_text_text_text_text_text" style:next-style-name="Source-Text-text-text-text-text-text-text-text-text-text-text">
      <style:text-properties style:font-name="Courier New"/>
    </style:style>
    <style:style style:family="text" style:name="Source-Text-text-text-text-text-text-text-text-text" style:display-name="Source Text_text_text_text_text_text_text_text_text" style:next-style-name="Source-Text-text-text-text-text-text-text-text-text">
      <style:text-properties style:font-name="Courier New"/>
    </style:style>
    <style:style style:family="text" style:name="Bullet-Symbols-text-text-text-text-text-text-text-text-text-text-text-text-text-text-text" style:display-name="Bullet Symbols_text_text_text_text_text_text_text_text_text_text_text_text_text_text_text" style:next-style-name="Bullet-Symbols-text-text-text-text-text-text-text-text-text-text-text-text-text-text-text">
      <style:text-properties style:font-name="StarSymbol" fo:font-size="9pt"/>
    </style: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StarSymbol" fo:font-size="9pt"/>
    </style:style>
    <style:style style:family="text" style:name="Teletype-text-text-text-text-text-text-text-text-text-text-text-text-text" style:display-name="Teletype_text_text_text_text_text_text_text_text_text_text_text_text_text" style:next-style-name="Teletype-text-text-text-text-text-text-text-text-text-text-text-text-text">
      <style:text-properties style:font-name="DejaVu Sans Mono"/>
    </style:style>
    <style:style style:family="text" style:name="Bullet-Symbols-text-text-text-text-text-text-text-text" style:display-name="Bullet Symbols_text_text_text_text_text_text_text_text" style:next-style-name="Bullet-Symbols-text-text-text-text-text-text-text-text">
      <style:text-properties style:font-name="OpenSymbol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